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19, 2021 (11:2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free coffee" <text:span text:style-name="T1">and</text:span> as in “free speech”“? Try to understand what”<text:a xlink:type="simple" xlink:href="https://en.wikipedia.org/wiki/Free_software" office:name=""><text:span text:style-name="Definition">free software</text:span></text:a>" means: is it like coffee (some people say “beer”) or like speech? Are the res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28:52Z</meta:creation-date>
    <dc:date>2021-05-19T23:28:52Z</dc:date>
    <meta:user-defined meta:name="date" meta:value-type="string">May  19, 2021 (11:2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